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Futura-Light" svg:font-family="Futura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aragraph_20_style">
      <style:paragraph-properties fo:line-height="104%" fo:text-align="justify" style:justify-single-word="false"/>
      <style:text-properties officeooo:paragraph-rsid="000c8122"/>
    </style:style>
    <style:style style:name="P2" style:family="paragraph" style:parent-style-name="Paragraph_20_style">
      <style:paragraph-properties fo:line-height="104%" fo:text-align="justify" style:justify-single-word="false"/>
      <style:text-properties officeooo:paragraph-rsid="00118bb5"/>
    </style:style>
    <style:style style:name="P3" style:family="paragraph" style:parent-style-name="Paragraph_20_style">
      <style:paragraph-properties fo:line-height="104%" fo:text-align="center" style:justify-single-word="false"/>
      <style:text-properties officeooo:paragraph-rsid="000c8122"/>
    </style:style>
    <style:style style:name="P4" style:family="paragraph" style:parent-style-name="Paragraph_20_style">
      <style:paragraph-properties fo:line-height="104%" fo:text-align="center" style:justify-single-word="false"/>
      <style:text-properties officeooo:paragraph-rsid="00118bb5"/>
    </style:style>
    <style:style style:name="P5" style:family="paragraph" style:parent-style-name="Paragraph_20_style">
      <style:paragraph-properties fo:line-height="104%" fo:text-align="justify" style:justify-single-word="false"/>
      <style:text-properties style:font-name="Futura-Light" fo:font-size="10pt" officeooo:paragraph-rsid="000c8122" style:font-name-asian="Calibri" style:font-size-asian="10pt" style:font-size-complex="11pt"/>
    </style:style>
    <style:style style:name="P6" style:family="paragraph" style:parent-style-name="Paragraph_20_style">
      <style:paragraph-properties fo:line-height="104%" fo:text-align="justify" style:justify-single-word="false"/>
      <style:text-properties style:font-name="Futura-Light" fo:font-size="10pt" officeooo:paragraph-rsid="00118bb5" style:font-name-asian="Calibri" style:font-size-asian="10pt" style:font-size-complex="11pt"/>
    </style:style>
    <style:style style:name="P7" style:family="paragraph" style:parent-style-name="Paragraph_20_style">
      <style:paragraph-properties fo:line-height="104%" fo:text-align="center" style:justify-single-word="false"/>
      <style:text-properties style:font-name="Futura-Light" fo:font-size="10pt" officeooo:paragraph-rsid="000c8122" style:font-name-asian="Calibri" style:font-size-asian="10pt" style:font-size-complex="11pt"/>
    </style:style>
    <style:style style:name="P8" style:family="paragraph" style:parent-style-name="Paragraph_20_style">
      <style:paragraph-properties fo:line-height="104%" fo:text-align="center" style:justify-single-word="false"/>
      <style:text-properties style:font-name="Futura-Light" fo:font-size="10pt" officeooo:paragraph-rsid="00118bb5" style:font-name-asian="Calibri" style:font-size-asian="10pt" style:font-size-complex="11pt"/>
    </style:style>
    <style:style style:name="P9" style:family="paragraph" style:parent-style-name="Paragraph_20_style">
      <style:paragraph-properties fo:line-height="104%"/>
      <style:text-properties style:font-name="Futura-Light" fo:font-size="10pt" officeooo:paragraph-rsid="00118bb5" style:font-name-asian="Calibri" style:font-size-asian="10pt" style:font-size-complex="11pt"/>
    </style:style>
    <style:style style:name="P10" style:family="paragraph" style:parent-style-name="Paragraph_20_style">
      <style:paragraph-properties fo:line-height="104%"/>
      <style:text-properties style:font-name="Futura-Light" fo:font-size="10pt" officeooo:paragraph-rsid="000c8122" style:font-name-asian="Calibri" style:font-size-asian="10pt" style:font-size-complex="11pt" style:font-weight-complex="bold"/>
    </style:style>
    <style:style style:name="P11" style:family="paragraph" style:parent-style-name="Paragraph_20_style">
      <style:paragraph-properties fo:line-height="104%"/>
      <style:text-properties style:font-name="Futura-Light" fo:font-size="10pt" officeooo:paragraph-rsid="00118bb5" style:font-name-asian="Calibri" style:font-size-asian="10pt" style:font-size-complex="11pt" style:font-weight-complex="bold"/>
    </style:style>
    <style:style style:name="P12" style:family="paragraph" style:parent-style-name="Paragraph_20_style">
      <style:paragraph-properties fo:line-height="104%" fo:text-align="justify" style:justify-single-word="false"/>
      <style:text-properties style:font-name="Futura-Light" fo:font-size="10pt" officeooo:rsid="000dbda6" officeooo:paragraph-rsid="000dbda6" style:font-name-asian="Calibri" style:font-size-asian="10pt" style:font-size-complex="11pt"/>
    </style:style>
    <style:style style:name="P13" style:family="paragraph" style:parent-style-name="Paragraph_20_style">
      <style:paragraph-properties fo:line-height="104%" fo:text-align="justify" style:justify-single-word="false"/>
      <style:text-properties style:font-name="Futura-Light" fo:font-size="10pt" officeooo:rsid="000dbda6" officeooo:paragraph-rsid="00118bb5" style:font-name-asian="Calibri" style:font-size-asian="10pt" style:font-size-complex="11pt"/>
    </style:style>
    <style:style style:name="P14" style:family="paragraph" style:parent-style-name="Paragraph_20_style">
      <style:paragraph-properties fo:line-height="104%" fo:text-align="justify" style:justify-single-word="false"/>
      <style:text-properties style:font-name="Futura-Light" fo:font-size="10pt" officeooo:rsid="00118bb5" officeooo:paragraph-rsid="00118bb5" style:font-name-asian="Calibri" style:font-size-asian="10pt" style:font-size-complex="11pt"/>
    </style:style>
    <style:style style:name="P15" style:family="paragraph" style:parent-style-name="Paragraph_20_style">
      <style:paragraph-properties fo:line-height="104%" fo:text-align="justify" style:justify-single-word="false"/>
      <style:text-properties style:font-name="Futura-Light" fo:font-size="10pt" fo:font-weight="bold" officeooo:paragraph-rsid="000c8122" style:font-name-asian="Calibri" style:font-size-asian="10pt" style:font-weight-asian="bold" style:font-size-complex="11pt"/>
    </style:style>
    <style:style style:name="P16" style:family="paragraph" style:parent-style-name="Paragraph_20_style">
      <style:paragraph-properties fo:line-height="104%" fo:text-align="justify" style:justify-single-word="false"/>
      <style:text-properties style:font-name="Futura-Light" fo:font-size="10pt" fo:font-weight="bold" officeooo:paragraph-rsid="00118bb5" style:font-name-asian="Calibri" style:font-size-asian="10pt" style:font-weight-asian="bold" style:font-size-complex="11pt"/>
    </style:style>
    <style:style style:name="P17" style:family="paragraph" style:parent-style-name="Paragraph_20_style">
      <style:paragraph-properties fo:line-height="104%" fo:text-align="justify" style:justify-single-word="false"/>
      <style:text-properties style:font-name="Futura-Light" fo:font-size="10pt" fo:font-weight="bold" officeooo:paragraph-rsid="000c8122" style:font-name-asian="Calibri" style:font-size-asian="10pt" style:font-weight-asian="bold" style:font-size-complex="11pt" style:font-weight-complex="bold"/>
    </style:style>
    <style:style style:name="P18" style:family="paragraph" style:parent-style-name="Paragraph_20_style">
      <style:paragraph-properties fo:line-height="104%" fo:text-align="justify" style:justify-single-word="false"/>
      <style:text-properties style:font-name="Futura-Light" fo:font-size="10pt" fo:font-weight="bold" officeooo:paragraph-rsid="00118bb5" style:font-name-asian="Calibri" style:font-size-asian="10pt" style:font-weight-asian="bold" style:font-size-complex="11pt" style:font-weight-complex="bold"/>
    </style:style>
    <style:style style:name="P19" style:family="paragraph" style:parent-style-name="Paragraph_20_style">
      <style:paragraph-properties fo:line-height="104%" fo:text-align="justify" style:justify-single-word="false"/>
      <style:text-properties style:font-name="Futura-Light" fo:font-size="10pt" fo:font-weight="bold" officeooo:rsid="000dbda6" officeooo:paragraph-rsid="000dbda6" style:font-name-asian="Calibri" style:font-size-asian="10pt" style:font-weight-asian="bold" style:font-size-complex="11pt"/>
    </style:style>
    <style:style style:name="P20" style:family="paragraph" style:parent-style-name="Paragraph_20_style">
      <style:paragraph-properties fo:line-height="104%" fo:text-align="justify" style:justify-single-word="false"/>
      <style:text-properties style:font-name="Futura-Light" fo:font-size="10pt" fo:font-weight="bold" officeooo:rsid="000dbda6" officeooo:paragraph-rsid="00118bb5" style:font-name-asian="Calibri" style:font-size-asian="10pt" style:font-weight-asian="bold" style:font-size-complex="11pt"/>
    </style:style>
    <style:style style:name="P21" style:family="paragraph" style:parent-style-name="Paragraph_20_style">
      <style:paragraph-properties fo:line-height="104%" fo:text-align="justify" style:justify-single-word="false"/>
      <style:text-properties style:font-name="Futura-Light" fo:font-size="10pt" fo:font-weight="bold" officeooo:rsid="00118bb5" officeooo:paragraph-rsid="00118bb5" style:font-name-asian="Calibri" style:font-size-asian="10pt" style:font-weight-asian="bold" style:font-size-complex="11pt"/>
    </style:style>
    <style:style style:name="P22" style:family="paragraph" style:parent-style-name="Paragraph_20_style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0c8122"/>
    </style:style>
    <style:style style:name="P23" style:family="paragraph" style:parent-style-name="Paragraph_20_style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118bb5"/>
    </style:style>
    <style:style style:name="P24" style:family="paragraph" style:parent-style-name="Paragraph_20_style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118bb5"/>
    </style:style>
    <style:style style:name="P25" style:family="paragraph" style:parent-style-name="Paragraph_20_style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118bb5"/>
    </style:style>
    <style:style style:name="P26" style:family="paragraph" style:parent-style-name="Paragraph_20_style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118bb5"/>
    </style:style>
    <style:style style:name="P27" style:family="paragraph" style:parent-style-name="Paragraph_20_style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118bb5"/>
    </style:style>
    <style:style style:name="P28" style:family="paragraph" style:parent-style-name="Paragraph_20_style" style:master-page-name="Standard">
      <style:paragraph-properties fo:margin-left="0.6cm" fo:margin-right="0cm" fo:line-height="104%" fo:text-align="end" style:justify-single-word="false" fo:text-indent="0.499cm" style:auto-text-indent="false" style:page-number="auto"/>
      <style:text-properties officeooo:paragraph-rsid="00118bb5"/>
    </style:style>
    <style:style style:name="P29" style:family="paragraph" style:parent-style-name="Paragraph_20_style" style:list-style-name="WWNum3">
      <style:paragraph-properties fo:margin-top="0.201cm" fo:margin-bottom="0.201cm" loext:contextual-spacing="false" fo:line-height="104%" fo:text-align="justify" style:justify-single-word="false"/>
      <style:text-properties style:font-name="Futura-Light" fo:font-size="10pt" officeooo:rsid="000dbda6" officeooo:paragraph-rsid="000dbda6" style:font-name-asian="Calibri" style:font-size-asian="10pt" style:font-size-complex="11pt"/>
    </style:style>
    <style:style style:name="P30" style:family="paragraph" style:parent-style-name="Paragraph_20_style" style:list-style-name="WWNum3">
      <style:paragraph-properties fo:margin-top="0.201cm" fo:margin-bottom="0.201cm" loext:contextual-spacing="false" fo:line-height="104%" fo:text-align="justify" style:justify-single-word="false"/>
      <style:text-properties style:font-name="Futura-Light" fo:font-size="10pt" officeooo:rsid="000dbda6" officeooo:paragraph-rsid="00118bb5" style:font-name-asian="Calibri" style:font-size-asian="10pt" style:font-size-complex="11pt"/>
    </style:style>
    <style:style style:name="P31" style:family="paragraph" style:parent-style-name="Paragraph_20_style" style:list-style-name="WWNum3">
      <style:paragraph-properties fo:margin-top="0.201cm" fo:margin-bottom="0.201cm" loext:contextual-spacing="false" fo:line-height="104%" fo:text-align="justify" style:justify-single-word="false"/>
      <style:text-properties style:font-name="Futura-Light" fo:font-size="10pt" officeooo:rsid="000fb97e" officeooo:paragraph-rsid="000fb97e" style:font-name-asian="Calibri" style:font-size-asian="10pt" style:font-size-complex="11pt"/>
    </style:style>
    <style:style style:name="P32" style:family="paragraph" style:parent-style-name="Paragraph_20_style" style:list-style-name="WWNum3">
      <style:paragraph-properties fo:margin-top="0.201cm" fo:margin-bottom="0.201cm" loext:contextual-spacing="false" fo:line-height="104%" fo:text-align="justify" style:justify-single-word="false"/>
      <style:text-properties style:font-name="Futura-Light" fo:font-size="10pt" officeooo:rsid="000fb97e" officeooo:paragraph-rsid="00118bb5" style:font-name-asian="Calibri" style:font-size-asian="10pt" style:font-size-complex="11pt"/>
    </style:style>
    <style:style style:name="T1" style:family="text">
      <style:text-properties style:font-name="Futura-Light" fo:font-size="10pt" fo:font-weight="bold" style:font-name-asian="Calibri" style:font-size-asian="10pt" style:font-weight-asian="bold" style:font-size-complex="11pt"/>
    </style:style>
    <style:style style:name="T2" style:family="text">
      <style:text-properties style:font-name="Futura-Light" fo:font-size="10pt" fo:font-weight="bold" officeooo:rsid="0019f177" style:font-name-asian="Calibri" style:font-size-asian="10pt" style:font-weight-asian="bold" style:font-size-complex="11pt"/>
    </style:style>
    <style:style style:name="T3" style:family="text">
      <style:text-properties style:font-name="Futura-Light" fo:font-size="10pt" fo:font-weight="bold" officeooo:rsid="00118bb5" style:font-name-asian="Calibri" style:font-size-asian="10pt" style:font-weight-asian="bold" style:font-size-complex="11pt"/>
    </style:style>
    <style:style style:name="T4" style:family="text">
      <style:text-properties style:font-name="Futura-Light" fo:font-size="10pt" style:font-name-asian="Calibri" style:font-size-asian="10pt" style:font-size-complex="11pt"/>
    </style:style>
    <style:style style:name="T5" style:family="text">
      <style:text-properties style:font-name="Futura-Light" fo:font-size="10pt" officeooo:rsid="0019f177" style:font-name-asian="Calibri" style:font-size-asian="10pt" style:font-size-complex="11pt"/>
    </style:style>
    <style:style style:name="T6" style:family="text">
      <style:text-properties style:font-name="Futura-Light" fo:font-size="10pt" officeooo:rsid="00118bb5" style:font-name-asian="Calibri" style:font-size-asian="10pt" style:font-size-complex="11pt"/>
    </style:style>
    <style:style style:name="T7" style:family="text">
      <style:text-properties style:font-name="Futura-Light" fo:font-size="10pt" officeooo:rsid="000dbda6" style:font-name-asian="Calibri" style:font-size-asian="10pt" style:font-size-complex="11pt"/>
    </style:style>
    <style:style style:name="T8" style:family="text">
      <style:text-properties style:font-name="Arial" fo:font-size="10pt" fo:font-style="italic" fo:font-weight="bold" style:font-name-asian="Calibri" style:font-size-asian="10pt" style:font-style-asian="italic" style:font-weight-asian="bold" style:font-size-complex="11pt"/>
    </style:style>
    <style:style style:name="T9" style:family="text">
      <style:text-properties style:font-name="Arial" fo:font-size="10pt" fo:font-style="italic" fo:font-weight="bold" officeooo:rsid="001a57ad" style:font-name-asian="Calibri" style:font-size-asian="10pt" style:font-style-asian="italic" style:font-weight-asian="bold" style:font-size-complex="11pt"/>
    </style:style>
    <style:style style:name="T10" style:family="text">
      <style:text-properties style:font-name="Arial" fo:font-size="10pt" fo:font-style="italic" fo:font-weight="bold" style:font-size-asian="10pt" style:font-style-asian="italic" style:font-weight-asian="bold"/>
    </style:style>
    <style:style style:name="T11" style:family="text">
      <style:text-properties style:font-name="Arial" fo:font-size="10pt" fo:font-style="italic" fo:font-weight="bold" officeooo:rsid="001a57ad" style:font-size-asian="10pt" style:font-style-asian="italic" style:font-weight-asian="bold"/>
    </style:style>
    <style:style style:name="T12" style:family="text">
      <style:text-properties officeooo:rsid="000dbda6"/>
    </style:style>
    <style:style style:name="T13" style:family="text">
      <style:text-properties officeooo:rsid="00118bb5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118bb5" style:font-weight-asian="bold"/>
    </style:style>
    <style:style style:name="T16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4">Guayaquil, 20 de diciembre del 202</text:span><text:span text:style-name="T5">1</text:span><text:span text:style-name="T4">.</text:span></text:p>
      <text:p text:style-name="P5"/>
      <text:p text:style-name="P5"/>
      <text:p text:style-name="P5"/>
      <text:p text:style-name="P5">Señores</text:p>
      <text:p text:style-name="P19">CENTURY LINK ECUADOR S.A.</text:p>
      <text:p text:style-name="P12">Urb. Iñaquito Alto, Juan Díaz N37-1.</text:p>
      <text:p text:style-name="P12">Teléfono (02) 226-4101</text:p>
      <text:p text:style-name="P10">Ciudad</text:p>
      <text:p text:style-name="P5"/>
      <text:p text:style-name="P5"/>
      <text:p text:style-name="P5"/>
      <text:p text:style-name="P5"><text:span text:style-name="T12">De mis consideraciones:</text:span></text:p>
      <text:p text:style-name="P5"/>
      <text:p text:style-name="P1"><text:span text:style-name="T4">Nuestros auditores externos:</text:span><text:span text:style-name="T8"> “</text:span><text:span text:style-name="T9">WENS CONSULTING &amp; AUDITING</text:span><text:span text:style-name="T8">”</text:span><text:span text:style-name="T10">,</text:span><text:span text:style-name="T4"> están efectuando la auditoría externa de nuestros estados financieros por el año terminado el 31 de diciembre del 202</text:span><text:span text:style-name="T5">1.</text:span></text:p>
      <text:p text:style-name="P5"/>
      <text:p text:style-name="P1"><text:span text:style-name="T4">Por tal motivo solicitamos se sirvan proporcionarles la siguiente información, </text:span><text:span text:style-name="T1">cortada al 31 de diciembre del 202</text:span><text:span text:style-name="T2">1</text:span><text:span text:style-name="T1">:</text:span></text:p>
      <text:p text:style-name="P5"/>
      <text:list xml:id="list401786612" text:style-name="WWNum3">
        <text:list-item>
          <text:p text:style-name="P29"><text:bookmark text:name="_Hlk60649583"/>Saldos por cobrar a nosotros, según sus registros contables al 31 de Octubre del 2021, derivado del contrato de interconexión firmado entre las partes, así como también cualquier otro servicio prestado a nosotros.</text:p>
        </text:list-item>
        <text:list-item>
          <text:p text:style-name="P29">Información al respecto de contratos vigentes al 31 de diciembre del 2021 y hasta la fecha de su respuesta.</text:p>
        </text:list-item>
        <text:list-item>
          <text:p text:style-name="P31">Cualquier otra información que considere importante para propósitos de la auditoria independiente, tal como garantías, anticipos, obligaciones contingentes, asuntos en disputa, etc.</text:p>
        </text:list-item>
      </text:list>
      <text:p text:style-name="P5"/>
      <text:p text:style-name="P5">Agradecemos remitir su respuesta directamente a nuestros auditores externos:</text:p>
      <text:p text:style-name="P5"/>
      <text:p text:style-name="P3"><text:span text:style-name="T10"><text:s/></text:span><text:span text:style-name="T11">WENS CONSULTING &amp; AUDITING , WHIMPER NARVÁEZ S.A.</text:span></text:p>
      <text:p text:style-name="P7">Torres del Mall, Centro Comercial Mall del Sol, Torre B, Piso 4</text:p>
      <text:p text:style-name="P7">Teléfono 098-723-9800</text:p>
      <text:p text:style-name="P5"/>
      <text:p text:style-name="P1"><text:span text:style-name="T4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Character_20_style"><text:span text:style-name="T4">calmeida@cpalmeida.com</text:span></text:span></text:a><text:span text:style-name="T4"> mientras las respuestas originales son recibidas por nuestros auditores independientes.</text:span></text:p>
      <text:p text:style-name="P5"/>
      <text:p text:style-name="P5"/>
      <text:p text:style-name="P5">Atentamente,</text:p>
      <text:p text:style-name="P5"/>
      <text:p text:style-name="P5"/>
      <text:p text:style-name="P17">LINKOTEL S.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ablo Jonathan Baquerizo Dávila</text:p>
      <text:p text:style-name="P15">PRESIDENTE</text:p>
      <text:p text:style-name="P1"><text:bookmark-start text:name="_Hlk57801554"/><text:span text:style-name="T1">RUC: </text:span><text:bookmark-end text:name="_Hlk57801554"/><text:span text:style-name="T1">099225457200</text:span><text:span text:style-name="T3">1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3"><text:span text:style-name="T4">Guayaquil, 20 de diciembre del 202</text:span><text:span text:style-name="T5">1</text:span><text:span text:style-name="T4">.</text:span></text:p>
      <text:p text:style-name="P6"/>
      <text:p text:style-name="P6"/>
      <text:p text:style-name="P6"/>
      <text:p text:style-name="P6">Señores</text:p>
      <text:p text:style-name="P20">C<text:span text:style-name="T13">ORPORACION NACIONAL DE TELECOMUNICACIONES, CNT EP</text:span></text:p>
      <text:p text:style-name="P14">Quito - Ecuador</text:p>
      <text:p text:style-name="P11">Ciudad</text:p>
      <text:p text:style-name="P6"/>
      <text:p text:style-name="P6"/>
      <text:p text:style-name="P6"/>
      <text:p text:style-name="P6"><text:span text:style-name="T12">De mis consideraciones:</text:span></text:p>
      <text:p text:style-name="P6"/>
      <text:p text:style-name="P2"><text:span text:style-name="T4">Nuestros auditores externos:</text:span><text:span text:style-name="T8"> “</text:span><text:span text:style-name="T9">WENS CONSULTING &amp; AUDITING</text:span><text:span text:style-name="T8">”</text:span><text:span text:style-name="T10">,</text:span><text:span text:style-name="T4"> están efectuando la auditoría externa de nuestros estados financieros por el año terminado el 31 de diciembre del 202</text:span><text:span text:style-name="T5">1.</text:span></text:p>
      <text:p text:style-name="P6"/>
      <text:p text:style-name="P2"><text:span text:style-name="T4">Por tal motivo solicitamos se sirvan proporcionarles la siguiente información, </text:span><text:span text:style-name="T1">cortada al 31 de diciembre del 202</text:span><text:span text:style-name="T2">1</text:span><text:span text:style-name="T1">:</text:span></text:p>
      <text:p text:style-name="P6"/>
      <text:list xml:id="list133643746648328" text:continue-numbering="true" text:style-name="WWNum3">
        <text:list-item>
          <text:p text:style-name="P30"><text:bookmark text:name="_Hlk606495831"/>Saldos por cobrar a nosotros, según sus registros contables al 31 de Octubre del 2021, derivado del contrato de interconexión firmado entre las partes, así como también cualquier otro servicio prestado a nosotros.</text:p>
        </text:list-item>
        <text:list-item>
          <text:p text:style-name="P30">Información al respecto de contratos vigentes al 31 de diciembre del 2021 y hasta la fecha de su respuesta.</text:p>
        </text:list-item>
        <text:list-item>
          <text:p text:style-name="P32">Cualquier otra información que considere importante para propósitos de la auditoria independiente, tal como garantías, anticipos, obligaciones contingentes, asuntos en disputa, etc.</text:p>
        </text:list-item>
      </text:list>
      <text:p text:style-name="P6"/>
      <text:p text:style-name="P6">Agradecemos remitir su respuesta directamente a nuestros auditores externos:</text:p>
      <text:p text:style-name="P6"/>
      <text:p text:style-name="P4"><text:span text:style-name="T10"><text:s/></text:span><text:span text:style-name="T11">WENS CONSULTING &amp; AUDITING , WHIMPER NARVÁEZ S.A.</text:span></text:p>
      <text:p text:style-name="P8">Torres del Mall, Centro Comercial Mall del Sol, Torre B, Piso 4</text:p>
      <text:p text:style-name="P8">Teléfono 098-723-9800</text:p>
      <text:p text:style-name="P6"/>
      <text:p text:style-name="P2"><text:span text:style-name="T4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Character_20_style"><text:span text:style-name="T4">calmeida@cpalmeida.com</text:span></text:span></text:a><text:span text:style-name="T4"> mientras las respuestas originales son recibidas por nuestros auditores independientes.</text:span></text:p>
      <text:p text:style-name="P6"/>
      <text:p text:style-name="P6"/>
      <text:p text:style-name="P6">Atentamente,</text:p>
      <text:p text:style-name="P6"/>
      <text:p text:style-name="P6"/>
      <text:p text:style-name="P18">LINKOTEL S.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Pablo Jonathan Baquerizo Dávila</text:p>
      <text:p text:style-name="P16">PRESIDENTE</text:p>
      <text:p text:style-name="P2"><text:bookmark-start text:name="_Hlk578015541"/><text:span text:style-name="T3">RUC: </text:span><text:bookmark-end text:name="_Hlk578015541"/><text:span text:style-name="T3">0992254572001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3"><text:span text:style-name="T4">Guayaquil, 20 de diciembre del 202</text:span><text:span text:style-name="T5">1</text:span><text:span text:style-name="T4">.</text:span></text:p>
      <text:p text:style-name="P6"/>
      <text:p text:style-name="P6"/>
      <text:p text:style-name="P6"/>
      <text:p text:style-name="P6">Señores</text:p>
      <text:p text:style-name="P13"><text:span text:style-name="T14">C</text:span><text:span text:style-name="T15">ONSORCIO ECUATORIANO DE TELECOMUNICACIONES S.A. CONOCEL</text:span></text:p>
      <text:p text:style-name="P11">Ciudad</text:p>
      <text:p text:style-name="P6"/>
      <text:p text:style-name="P6"/>
      <text:p text:style-name="P6"/>
      <text:p text:style-name="P6"><text:span text:style-name="T12">De mis consideraciones:</text:span></text:p>
      <text:p text:style-name="P6"/>
      <text:p text:style-name="P2"><text:span text:style-name="T4">Nuestros auditores externos:</text:span><text:span text:style-name="T8"> “</text:span><text:span text:style-name="T9">WENS CONSULTING &amp; AUDITING</text:span><text:span text:style-name="T8">”</text:span><text:span text:style-name="T10">,</text:span><text:span text:style-name="T4"> están efectuando la auditoría externa de nuestros estados financieros por el año terminado el 31 de diciembre del 202</text:span><text:span text:style-name="T5">1.</text:span></text:p>
      <text:p text:style-name="P6"/>
      <text:p text:style-name="P2"><text:span text:style-name="T4">Por tal motivo solicitamos se sirvan proporcionarles la siguiente información, </text:span><text:span text:style-name="T1">cortada al 31 de diciembre del 202</text:span><text:span text:style-name="T2">1</text:span><text:span text:style-name="T1">:</text:span></text:p>
      <text:p text:style-name="P6"/>
      <text:list xml:id="list133643943878634" text:continue-numbering="true" text:style-name="WWNum3">
        <text:list-item>
          <text:p text:style-name="P30"><text:bookmark text:name="_Hlk606495832"/>Saldos por cobrar a nosotros, según sus registros contables al 31 de Octubre del 2021, derivado del contrato de interconexión firmado entre las partes, así como también cualquier otro servicio prestado a nosotros.</text:p>
        </text:list-item>
        <text:list-item>
          <text:p text:style-name="P30">Información al respecto de contratos vigentes al 31 de diciembre del 2021 y hasta la fecha de su respuesta.</text:p>
        </text:list-item>
        <text:list-item>
          <text:p text:style-name="P32">Cualquier otra información que considere importante para propósitos de la auditoria independiente, tal como garantías, anticipos, obligaciones contingentes, asuntos en disputa, etc.</text:p>
        </text:list-item>
      </text:list>
      <text:p text:style-name="P6"/>
      <text:p text:style-name="P6">Agradecemos remitir su respuesta directamente a nuestros auditores externos:</text:p>
      <text:p text:style-name="P6"/>
      <text:p text:style-name="P4"><text:span text:style-name="T10"><text:s/></text:span><text:span text:style-name="T11">WENS CONSULTING &amp; AUDITING , WHIMPER NARVÁEZ S.A.</text:span></text:p>
      <text:p text:style-name="P8">Torres del Mall, Centro Comercial Mall del Sol, Torre B, Piso 4</text:p>
      <text:p text:style-name="P8">Teléfono 098-723-9800</text:p>
      <text:p text:style-name="P6"/>
      <text:p text:style-name="P2"><text:span text:style-name="T4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Character_20_style"><text:span text:style-name="T4">calmeida@cpalmeida.com</text:span></text:span></text:a><text:span text:style-name="T4"> mientras las respuestas originales son recibidas por nuestros auditores independientes.</text:span></text:p>
      <text:p text:style-name="P6"/>
      <text:p text:style-name="P6"/>
      <text:p text:style-name="P6">Atentamente,</text:p>
      <text:p text:style-name="P6"/>
      <text:p text:style-name="P6"/>
      <text:p text:style-name="P18">LINKOTEL S.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Pablo Jonathan Baquerizo Dávila</text:p>
      <text:p text:style-name="P16">PRESIDENTE</text:p>
      <text:p text:style-name="P2"><text:bookmark-start text:name="_Hlk578015542"/><text:span text:style-name="T1">RUC: </text:span><text:bookmark-end text:name="_Hlk578015542"/><text:span text:style-name="T1">099225457200</text:span><text:span text:style-name="T3">1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3"><text:span text:style-name="T4">Guayaquil, 20 de diciembre del 202</text:span><text:span text:style-name="T5">1</text:span><text:span text:style-name="T4">.</text:span></text:p>
      <text:p text:style-name="P6"/>
      <text:p text:style-name="P6"/>
      <text:p text:style-name="P6"/>
      <text:p text:style-name="P6">Señores</text:p>
      <text:p text:style-name="P21">ECUADOR TELECOM S.A.</text:p>
      <text:p text:style-name="P14">Diego de Alagro N31-95 y Alpallana,</text:p>
      <text:p text:style-name="P14">Telefono (042) 947-800 </text:p>
      <text:p text:style-name="P11">Ciudad</text:p>
      <text:p text:style-name="P6"/>
      <text:p text:style-name="P6"/>
      <text:p text:style-name="P6"/>
      <text:p text:style-name="P6"><text:span text:style-name="T12">De mis consideraciones:</text:span></text:p>
      <text:p text:style-name="P6"/>
      <text:p text:style-name="P2"><text:span text:style-name="T4">Nuestros auditores externos:</text:span><text:span text:style-name="T8"> “</text:span><text:span text:style-name="T9">WENS CONSULTING &amp; AUDITING</text:span><text:span text:style-name="T8">”</text:span><text:span text:style-name="T10">,</text:span><text:span text:style-name="T4"> están efectuando la auditoría externa de nuestros estados financieros por el año terminado el 31 de diciembre del 202</text:span><text:span text:style-name="T5">1.</text:span></text:p>
      <text:p text:style-name="P6"/>
      <text:p text:style-name="P2"><text:span text:style-name="T4">Por tal motivo solicitamos se sirvan proporcionarles la siguiente información, </text:span><text:span text:style-name="T1">cortada al 31 de diciembre del 202</text:span><text:span text:style-name="T2">1</text:span><text:span text:style-name="T1">:</text:span></text:p>
      <text:p text:style-name="P6"/>
      <text:list xml:id="list133644685298785" text:continue-numbering="true" text:style-name="WWNum3">
        <text:list-item>
          <text:p text:style-name="P30"><text:bookmark text:name="_Hlk606495833"/>Saldos por cobrar a nosotros, según sus registros contables al 31 de Octubre del 2021, derivado del contrato de interconexión firmado entre las partes, así como también cualquier otro servicio prestado a nosotros.</text:p>
        </text:list-item>
        <text:list-item>
          <text:p text:style-name="P30">Información al respecto de contratos vigentes al 31 de diciembre del 2021 y hasta la fecha de su respuesta.</text:p>
        </text:list-item>
        <text:list-item>
          <text:p text:style-name="P32">Cualquier otra información que considere importante para propósitos de la auditoria independiente, tal como garantías, anticipos, obligaciones contingentes, asuntos en disputa, etc.</text:p>
        </text:list-item>
      </text:list>
      <text:p text:style-name="P6"/>
      <text:p text:style-name="P6">Agradecemos remitir su respuesta directamente a nuestros auditores externos:</text:p>
      <text:p text:style-name="P6"/>
      <text:p text:style-name="P4"><text:span text:style-name="T10"><text:s/></text:span><text:span text:style-name="T11">WENS CONSULTING &amp; AUDITING , WHIMPER NARVÁEZ S.A.</text:span></text:p>
      <text:p text:style-name="P8">Torres del Mall, Centro Comercial Mall del Sol, Torre B, Piso 4</text:p>
      <text:p text:style-name="P8">Teléfono 098-723-9800</text:p>
      <text:p text:style-name="P6"/>
      <text:p text:style-name="P2"><text:span text:style-name="T4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Character_20_style"><text:span text:style-name="T4">calmeida@cpalmeida.com</text:span></text:span></text:a><text:span text:style-name="T4"> mientras las respuestas originales son recibidas por nuestros auditores independientes.</text:span></text:p>
      <text:p text:style-name="P6"/>
      <text:p text:style-name="P6"/>
      <text:p text:style-name="P6">Atentamente,</text:p>
      <text:p text:style-name="P6"/>
      <text:p text:style-name="P6"/>
      <text:p text:style-name="P18">LINKOTEL S.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Pablo Jonathan Baquerizo Dávila</text:p>
      <text:p text:style-name="P16">PRESIDENTE</text:p>
      <text:p text:style-name="P2"><text:bookmark-start text:name="_Hlk578015543"/><text:span text:style-name="T3">RUC: </text:span><text:bookmark-end text:name="_Hlk578015543"/><text:span text:style-name="T3">0992254572001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3"><text:span text:style-name="T4">Guayaquil, 20 de diciembre del 202</text:span><text:span text:style-name="T5">1</text:span><text:span text:style-name="T4">.</text:span></text:p>
      <text:p text:style-name="P6"/>
      <text:p text:style-name="P6"/>
      <text:p text:style-name="P6"/>
      <text:p text:style-name="P6">Señores</text:p>
      <text:p text:style-name="P21">ETAPA EP</text:p>
      <text:p text:style-name="P2"><text:span text:style-name="T6">Benigno Malo No. 7-78 y Mariscal Sucre</text:span><text:span text:style-name="T7">.</text:span></text:p>
      <text:p text:style-name="P2"><text:span text:style-name="T7">Teléfono (0</text:span><text:span text:style-name="T6">7</text:span><text:span text:style-name="T7">) </text:span><text:span text:style-name="T6">283-900</text:span></text:p>
      <text:p text:style-name="P11">Ciudad</text:p>
      <text:p text:style-name="P6"/>
      <text:p text:style-name="P6"/>
      <text:p text:style-name="P6"/>
      <text:p text:style-name="P6"><text:span text:style-name="T12">De mis consideraciones:</text:span></text:p>
      <text:p text:style-name="P6"/>
      <text:p text:style-name="P2"><text:span text:style-name="T4">Nuestros auditores externos:</text:span><text:span text:style-name="T8"> “</text:span><text:span text:style-name="T9">WENS CONSULTING &amp; AUDITING</text:span><text:span text:style-name="T8">”</text:span><text:span text:style-name="T10">,</text:span><text:span text:style-name="T4"> están efectuando la auditoría externa de nuestros estados financieros por el año terminado el 31 de diciembre del 202</text:span><text:span text:style-name="T5">1.</text:span></text:p>
      <text:p text:style-name="P6"/>
      <text:p text:style-name="P2"><text:span text:style-name="T4">Por tal motivo solicitamos se sirvan proporcionarles la siguiente información, </text:span><text:span text:style-name="T1">cortada al 31 de diciembre del 202</text:span><text:span text:style-name="T2">1</text:span><text:span text:style-name="T1">:</text:span></text:p>
      <text:p text:style-name="P6"/>
      <text:list xml:id="list133643255588138" text:continue-numbering="true" text:style-name="WWNum3">
        <text:list-item>
          <text:p text:style-name="P30"><text:bookmark text:name="_Hlk606495834"/>Saldos por cobrar a nosotros, según sus registros contables al 31 de Octubre del 2021, derivado del contrato de interconexión firmado entre las partes, así como también cualquier otro servicio prestado a nosotros.</text:p>
        </text:list-item>
        <text:list-item>
          <text:p text:style-name="P30">Información al respecto de contratos vigentes al 31 de diciembre del 2021 y hasta la fecha de su respuesta.</text:p>
        </text:list-item>
        <text:list-item>
          <text:p text:style-name="P32">Cualquier otra información que considere importante para propósitos de la auditoria independiente, tal como garantías, anticipos, obligaciones contingentes, asuntos en disputa, etc.</text:p>
        </text:list-item>
      </text:list>
      <text:p text:style-name="P6"/>
      <text:p text:style-name="P6">Agradecemos remitir su respuesta directamente a nuestros auditores externos:</text:p>
      <text:p text:style-name="P6"/>
      <text:p text:style-name="P4"><text:span text:style-name="T10"><text:s/></text:span><text:span text:style-name="T11">WENS CONSULTING &amp; AUDITING , WHIMPER NARVÁEZ S.A.</text:span></text:p>
      <text:p text:style-name="P8">Torres del Mall, Centro Comercial Mall del Sol, Torre B, Piso 4</text:p>
      <text:p text:style-name="P8">Teléfono 098-723-9800</text:p>
      <text:p text:style-name="P6"/>
      <text:p text:style-name="P2"><text:span text:style-name="T4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Character_20_style"><text:span text:style-name="T4">calmeida@cpalmeida.com</text:span></text:span></text:a><text:span text:style-name="T4"> mientras las respuestas originales son recibidas por nuestros auditores independientes.</text:span></text:p>
      <text:p text:style-name="P6"/>
      <text:p text:style-name="P6"/>
      <text:p text:style-name="P6">Atentamente,</text:p>
      <text:p text:style-name="P6"/>
      <text:p text:style-name="P6"/>
      <text:p text:style-name="P18">LINKOTEL S.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Pablo Jonathan Baquerizo Dávila</text:p>
      <text:p text:style-name="P16">PRESIDENTE</text:p>
      <text:p text:style-name="P2"><text:bookmark-start text:name="_Hlk578015544"/><text:span text:style-name="T3">RUC: </text:span><text:bookmark-end text:name="_Hlk578015544"/><text:span text:style-name="T3">0992254572001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3"><text:span text:style-name="T4">Guayaquil, 20 de diciembre del 202</text:span><text:span text:style-name="T5">1</text:span><text:span text:style-name="T4">.</text:span></text:p>
      <text:p text:style-name="P6"/>
      <text:p text:style-name="P6"/>
      <text:p text:style-name="P6"/>
      <text:p text:style-name="P6">Señores</text:p>
      <text:p text:style-name="P21">OTECEL S.A.</text:p>
      <text:p text:style-name="P9"><text:span text:style-name="T16">Ciudad</text:span></text:p>
      <text:p text:style-name="P6"/>
      <text:p text:style-name="P6"/>
      <text:p text:style-name="P6"/>
      <text:p text:style-name="P6"><text:span text:style-name="T12">De mis consideraciones:</text:span></text:p>
      <text:p text:style-name="P6"/>
      <text:p text:style-name="P2"><text:span text:style-name="T4">Nuestros auditores externos:</text:span><text:span text:style-name="T8"> “</text:span><text:span text:style-name="T9">WENS CONSULTING &amp; AUDITING</text:span><text:span text:style-name="T8">”</text:span><text:span text:style-name="T10">,</text:span><text:span text:style-name="T4"> están efectuando la auditoría externa de nuestros estados financieros por el año terminado el 31 de diciembre del 202</text:span><text:span text:style-name="T5">1.</text:span></text:p>
      <text:p text:style-name="P6"/>
      <text:p text:style-name="P2"><text:span text:style-name="T4">Por tal motivo solicitamos se sirvan proporcionarles la siguiente información, </text:span><text:span text:style-name="T1">cortada al 31 de diciembre del 202</text:span><text:span text:style-name="T2">1</text:span><text:span text:style-name="T1">:</text:span></text:p>
      <text:p text:style-name="P6"/>
      <text:list xml:id="list133644170794547" text:continue-numbering="true" text:style-name="WWNum3">
        <text:list-item>
          <text:p text:style-name="P30"><text:bookmark text:name="_Hlk606495835"/>Saldos por cobrar a nosotros, según sus registros contables al 31 de Octubre del 2021, derivado del contrato de interconexión firmado entre las partes, así como también cualquier otro servicio prestado a nosotros.</text:p>
        </text:list-item>
        <text:list-item>
          <text:p text:style-name="P30">Información al respecto de contratos vigentes al 31 de diciembre del 2021 y hasta la fecha de su respuesta.</text:p>
        </text:list-item>
        <text:list-item>
          <text:p text:style-name="P32">Cualquier otra información que considere importante para propósitos de la auditoria independiente, tal como garantías, anticipos, obligaciones contingentes, asuntos en disputa, etc.</text:p>
        </text:list-item>
      </text:list>
      <text:p text:style-name="P6"/>
      <text:p text:style-name="P6">Agradecemos remitir su respuesta directamente a nuestros auditores externos:</text:p>
      <text:p text:style-name="P6"/>
      <text:p text:style-name="P4"><text:span text:style-name="T10"><text:s/></text:span><text:span text:style-name="T11">WENS CONSULTING &amp; AUDITING , WHIMPER NARVÁEZ S.A.</text:span></text:p>
      <text:p text:style-name="P8">Torres del Mall, Centro Comercial Mall del Sol, Torre B, Piso 4</text:p>
      <text:p text:style-name="P8">Teléfono 098-723-9800</text:p>
      <text:p text:style-name="P6"/>
      <text:p text:style-name="P2"><text:span text:style-name="T4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Character_20_style"><text:span text:style-name="T4">calmeida@cpalmeida.com</text:span></text:span></text:a><text:span text:style-name="T4"> mientras las respuestas originales son recibidas por nuestros auditores independientes.</text:span></text:p>
      <text:p text:style-name="P6"/>
      <text:p text:style-name="P6"/>
      <text:p text:style-name="P6">Atentamente,</text:p>
      <text:p text:style-name="P6"/>
      <text:p text:style-name="P6"/>
      <text:p text:style-name="P18">LINKOTEL S.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Pablo Jonathan Baquerizo Dávila</text:p>
      <text:p text:style-name="P16">PRESIDENTE</text:p>
      <text:p text:style-name="P2"><text:bookmark-start text:name="_Hlk578015545"/><text:span text:style-name="T3">RUC: </text:span><text:bookmark-end text:name="_Hlk578015545"/><text:span text:style-name="T3">0992254572001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3"><text:span text:style-name="T4">Guayaquil, 20 de diciembre del 202</text:span><text:span text:style-name="T5">1</text:span><text:span text:style-name="T4">.</text:span></text:p>
      <text:p text:style-name="P6"/>
      <text:p text:style-name="P6"/>
      <text:p text:style-name="P6"/>
      <text:p text:style-name="P6">Señores</text:p>
      <text:p text:style-name="P21">SETEL S.A.</text:p>
      <text:p text:style-name="P13"><text:span text:style-name="T13">Av. Eloy Alfaro N44-406</text:span></text:p>
      <text:p text:style-name="P6"><text:span text:style-name="T13">Quito – Ecuador</text:span></text:p>
      <text:p text:style-name="P6"/>
      <text:p text:style-name="P6"/>
      <text:p text:style-name="P6"/>
      <text:p text:style-name="P6"/>
      <text:p text:style-name="P6"><text:span text:style-name="T12">De mis consideraciones:</text:span></text:p>
      <text:p text:style-name="P6"/>
      <text:p text:style-name="P2"><text:span text:style-name="T4">Nuestros auditores externos:</text:span><text:span text:style-name="T8"> “</text:span><text:span text:style-name="T9">WENS CONSULTING &amp; AUDITING</text:span><text:span text:style-name="T8">”</text:span><text:span text:style-name="T10">,</text:span><text:span text:style-name="T4"> están efectuando la auditoría externa de nuestros estados financieros por el año terminado el 31 de diciembre del 202</text:span><text:span text:style-name="T5">1.</text:span></text:p>
      <text:p text:style-name="P6"/>
      <text:p text:style-name="P2"><text:span text:style-name="T4">Por tal motivo solicitamos se sirvan proporcionarles la siguiente información, </text:span><text:span text:style-name="T1">cortada al 31 de diciembre del 202</text:span><text:span text:style-name="T2">1</text:span><text:span text:style-name="T1">:</text:span></text:p>
      <text:p text:style-name="P6"/>
      <text:list xml:id="list133644448517754" text:continue-numbering="true" text:style-name="WWNum3">
        <text:list-item>
          <text:p text:style-name="P30"><text:bookmark text:name="_Hlk606495836"/>Saldos por cobrar a nosotros, según sus registros contables al 31 de Octubre del 2021, derivado del contrato de interconexión firmado entre las partes, así como también cualquier otro servicio prestado a nosotros.</text:p>
        </text:list-item>
        <text:list-item>
          <text:p text:style-name="P30">Información al respecto de contratos vigentes al 31 de diciembre del 2021 y hasta la fecha de su respuesta.</text:p>
        </text:list-item>
        <text:list-item>
          <text:p text:style-name="P32">Cualquier otra información que considere importante para propósitos de la auditoria independiente, tal como garantías, anticipos, obligaciones contingentes, asuntos en disputa, etc.</text:p>
        </text:list-item>
      </text:list>
      <text:p text:style-name="P6"/>
      <text:p text:style-name="P6">Agradecemos remitir su respuesta directamente a nuestros auditores externos:</text:p>
      <text:p text:style-name="P6"/>
      <text:p text:style-name="P4"><text:span text:style-name="T10"><text:s/></text:span><text:span text:style-name="T11">WENS CONSULTING &amp; AUDITING , WHIMPER NARVÁEZ S.A.</text:span></text:p>
      <text:p text:style-name="P8">Torres del Mall, Centro Comercial Mall del Sol, Torre B, Piso 4</text:p>
      <text:p text:style-name="P8">Teléfono 098-723-9800</text:p>
      <text:p text:style-name="P6"/>
      <text:p text:style-name="P2"><text:span text:style-name="T4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Character_20_style"><text:span text:style-name="T4">calmeida@cpalmeida.com</text:span></text:span></text:a><text:span text:style-name="T4"> mientras las respuestas originales son recibidas por nuestros auditores independientes.</text:span></text:p>
      <text:p text:style-name="P6"/>
      <text:p text:style-name="P6"/>
      <text:p text:style-name="P6">Atentamente,</text:p>
      <text:p text:style-name="P6"/>
      <text:p text:style-name="P6"/>
      <text:p text:style-name="P18">LINKOTEL S.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Pablo Jonathan Baquerizo Dávila</text:p>
      <text:p text:style-name="P16">PRESIDENTE</text:p>
      <text:p text:style-name="P2"><text:bookmark-start text:name="_Hlk578015546"/><text:span text:style-name="T3">RUC: </text:span><text:bookmark-end text:name="_Hlk578015546"/><text:span text:style-name="T3">099225457200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Futura-Light" svg:font-family="Futura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0713335431" style:display-name="1071333543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2:05:01.930780858</meta:creation-date>
    <dc:date>2021-08-27T13:36:42.497229929</dc:date>
    <meta:editing-duration>PT30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7" meta:paragraph-count="148" meta:word-count="1433" meta:character-count="9909" meta:non-whitespace-character-count="8636"/>
  </office:meta>
</office:document-meta>
</file>